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order="thin solid #000000" style:vertical-align="automatic"/>
    </style:style>
    <style:style style:name="ce6" style:family="table-cell" style:parent-style-name="Default" style:data-style-name="N36">
      <style:table-cell-properties fo:border="thin solid #000000" style:vertical-align="automatic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660066" style:repeat-content="false"/>
      <style:paragraph-properties fo:text-align="center"/>
      <style:text-properties fo:color="#FFFFFF"/>
    </style:style>
    <style:style style:name="ce9" style:family="table-cell" style:parent-style-name="Default" style:data-style-name="N36">
      <style:table-cell-properties style:vertical-align="automatic"/>
    </style:style>
    <style:style style:name="ce10" style:family="table-cell" style:parent-style-name="Default" style:data-style-name="N0">
      <style:table-cell-properties style:vertical-align="automatic"/>
      <style:text-properties style:text-underline-style="solid" style:text-underline-type="single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8.493125cm"/>
    </style:style>
    <style:style style:name="co8" style:family="table-column">
      <style:table-column-properties fo:break-before="auto" style:column-width="1.82562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icialização" table:style-name="ta1">
        <table:table-column table:style-name="co1" table:number-columns-repeated="26" table:default-cell-style-name="ce3"/>
        <table:table-column table:style-name="co2" table:number-columns-repeated="16358" table:default-cell-style-name="ce3"/>
        <table:table-row table:style-name="ro1">
          <table:table-cell office:value-type="string" table:style-name="ce2">
            <text:p>atribui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4" table:style-name="ce3"/>
          <table:table-cell table:style-name="ce3">
            <draw:frame draw:z-index="2" draw:id="id1" draw:style-name="a1" draw:name="Gráfico 9" svg:x="0in" svg:y="0in" svg:width="4.8866in" svg:height="4.476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"/>
          <table:table-cell table:style-name="ce3">
            <draw:frame draw:z-index="1" draw:id="id0" draw:style-name="a0" draw:name="Gráfico 8" svg:x="1.23958in" svg:y="0in" svg:width="4.8736in" svg:height="4.572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134733" table:formula="of:=12+5*5+2*[.A4]" table:style-name="ce3">
            <text:p>134733</text:p>
          </table:table-cell>
          <table:table-cell office:value-type="float" office:value="134758" table:formula="of:=12+5*10+2*[.A4]" table:style-name="ce3">
            <text:p>134758</text:p>
          </table:table-cell>
          <table:table-cell office:value-type="float" office:value="134783" table:formula="of:=12+5*15+2*[.A4]" table:style-name="ce3">
            <text:p>134783</text:p>
          </table:table-cell>
          <table:table-cell office:value-type="float" office:value="134808" table:formula="of:=12+5*20+2*[.A4]" table:style-name="ce3">
            <text:p>134808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450901" table:formula="of:=12+5*5+2*[.A5]" table:style-name="ce3">
            <text:p>450901</text:p>
          </table:table-cell>
          <table:table-cell office:value-type="float" office:value="450926" table:formula="of:=12+5*10+2*[.A5]" table:style-name="ce3">
            <text:p>450926</text:p>
          </table:table-cell>
          <table:table-cell office:value-type="float" office:value="450951" table:formula="of:=12+5*15+2*[.A5]" table:style-name="ce3">
            <text:p>450951</text:p>
          </table:table-cell>
          <table:table-cell office:value-type="float" office:value="450976" table:formula="of:=12+5*20+2*[.A5]" table:style-name="ce3">
            <text:p>450976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577765" table:formula="of:=12+5*5+2*[.A6]" table:style-name="ce3">
            <text:p>577765</text:p>
          </table:table-cell>
          <table:table-cell office:value-type="float" office:value="577790" table:formula="of:=12+5*10+2*[.A6]" table:style-name="ce3">
            <text:p>577790</text:p>
          </table:table-cell>
          <table:table-cell office:value-type="float" office:value="577815" table:formula="of:=12+5*15+2*[.A6]" table:style-name="ce3">
            <text:p>577815</text:p>
          </table:table-cell>
          <table:table-cell office:value-type="float" office:value="577840" table:formula="of:=12+5*20+2*[.A6]" table:style-name="ce3">
            <text:p>577840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632137" table:formula="of:=12+5*5+2*[.A7]" table:style-name="ce3">
            <text:p>632137</text:p>
          </table:table-cell>
          <table:table-cell office:value-type="float" office:value="632162" table:formula="of:=12+5*10+2*[.A7]" table:style-name="ce3">
            <text:p>632162</text:p>
          </table:table-cell>
          <table:table-cell office:value-type="float" office:value="632187" table:formula="of:=12+5*15+2*[.A7]" table:style-name="ce3">
            <text:p>632187</text:p>
          </table:table-cell>
          <table:table-cell office:value-type="float" office:value="632212" table:formula="of:=12+5*20+2*[.A7]" table:style-name="ce3">
            <text:p>632212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1080037" table:formula="of:=12+5*5+2*[.A8]" table:style-name="ce3">
            <text:p>1080037</text:p>
          </table:table-cell>
          <table:table-cell office:value-type="float" office:value="1080062" table:formula="of:=12+5*10+2*[.A8]" table:style-name="ce3">
            <text:p>1080062</text:p>
          </table:table-cell>
          <table:table-cell office:value-type="float" office:value="1080087" table:formula="of:=12+5*15+2*[.A8]" table:style-name="ce3">
            <text:p>1080087</text:p>
          </table:table-cell>
          <table:table-cell office:value-type="float" office:value="1080112" table:formula="of:=12+5*20+2*[.A8]" table:style-name="ce3">
            <text:p>1080112</text:p>
          </table:table-cell>
          <table:table-cell office:value-type="string" table:style-name="ce5">
            <text:p>'colocar formula de a(n,k) no bloco de incializaçã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pera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67353" table:formula="of:=5+[.A12]" table:style-name="ce3">
            <text:p>67353</text:p>
          </table:table-cell>
          <table:table-cell office:value-type="float" office:value="67358" table:formula="of:=10+[.A12]" table:style-name="ce3">
            <text:p>67358</text:p>
          </table:table-cell>
          <table:table-cell office:value-type="float" office:value="67363" table:formula="of:=15+[.A12]" table:style-name="ce3">
            <text:p>67363</text:p>
          </table:table-cell>
          <table:table-cell office:value-type="float" office:value="67368" table:formula="of:=20+[.A12]" table:style-name="ce3">
            <text:p>67368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225437" table:formula="of:=5+[.A13]" table:style-name="ce3">
            <text:p>225437</text:p>
          </table:table-cell>
          <table:table-cell office:value-type="float" office:value="225442" table:formula="of:=10+[.A13]" table:style-name="ce3">
            <text:p>225442</text:p>
          </table:table-cell>
          <table:table-cell office:value-type="float" office:value="225447" table:formula="of:=15+[.A13]" table:style-name="ce3">
            <text:p>225447</text:p>
          </table:table-cell>
          <table:table-cell office:value-type="float" office:value="225452" table:formula="of:=20+[.A13]" table:style-name="ce3">
            <text:p>225452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288869" table:formula="of:=5+[.A14]" table:style-name="ce3">
            <text:p>288869</text:p>
          </table:table-cell>
          <table:table-cell office:value-type="float" office:value="288874" table:formula="of:=10+[.A14]" table:style-name="ce3">
            <text:p>288874</text:p>
          </table:table-cell>
          <table:table-cell office:value-type="float" office:value="288879" table:formula="of:=15+[.A14]" table:style-name="ce3">
            <text:p>288879</text:p>
          </table:table-cell>
          <table:table-cell office:value-type="float" office:value="288884" table:formula="of:=20+[.A14]" table:style-name="ce3">
            <text:p>288884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316055" table:formula="of:=5+[.A15]" table:style-name="ce3">
            <text:p>316055</text:p>
          </table:table-cell>
          <table:table-cell office:value-type="float" office:value="316060" table:formula="of:=10+[.A15]" table:style-name="ce3">
            <text:p>316060</text:p>
          </table:table-cell>
          <table:table-cell office:value-type="float" office:value="316065" table:formula="of:=15+[.A15]" table:style-name="ce3">
            <text:p>316065</text:p>
          </table:table-cell>
          <table:table-cell office:value-type="float" office:value="316070" table:formula="of:=20+[.A15]" table:style-name="ce3">
            <text:p>316070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540005" table:formula="of:=5+[.A16]" table:style-name="ce3">
            <text:p>540005</text:p>
          </table:table-cell>
          <table:table-cell office:value-type="float" office:value="540010" table:formula="of:=10+[.A16]" table:style-name="ce3">
            <text:p>540010</text:p>
          </table:table-cell>
          <table:table-cell office:value-type="float" office:value="540015" table:formula="of:=15+[.A16]" table:style-name="ce3">
            <text:p>540015</text:p>
          </table:table-cell>
          <table:table-cell office:value-type="float" office:value="540020" table:formula="of:=20+[.A16]" table:style-name="ce3">
            <text:p>540020</text:p>
          </table:table-cell>
          <table:table-cell office:value-type="string" table:style-name="ce5">
            <text:p>colocar formula de o(n,k) no bloco de incializaçã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ompara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134704" table:formula="of:=3+5+2*[.A20]" table:style-name="ce3">
            <text:p>134704</text:p>
          </table:table-cell>
          <table:table-cell office:value-type="float" office:value="134709" table:formula="of:=3+10+2*[.A20]" table:style-name="ce3">
            <text:p>134709</text:p>
          </table:table-cell>
          <table:table-cell office:value-type="float" office:value="134714" table:formula="of:=3+15+2*[.A20]" table:style-name="ce3">
            <text:p>134714</text:p>
          </table:table-cell>
          <table:table-cell office:value-type="float" office:value="134719" table:formula="of:=3+20+2*[.A20]" table:style-name="ce3">
            <text:p>134719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450872" table:formula="of:=3+5+2*[.A21]" table:style-name="ce3">
            <text:p>450872</text:p>
          </table:table-cell>
          <table:table-cell office:value-type="float" office:value="450877" table:formula="of:=3+10+2*[.A21]" table:style-name="ce3">
            <text:p>450877</text:p>
          </table:table-cell>
          <table:table-cell office:value-type="float" office:value="450882" table:formula="of:=3+15+2*[.A21]" table:style-name="ce3">
            <text:p>450882</text:p>
          </table:table-cell>
          <table:table-cell office:value-type="float" office:value="450887" table:formula="of:=3+20+2*[.A21]" table:style-name="ce3">
            <text:p>450887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577736" table:formula="of:=3+5+2*[.A22]" table:style-name="ce3">
            <text:p>577736</text:p>
          </table:table-cell>
          <table:table-cell office:value-type="float" office:value="577741" table:formula="of:=3+10+2*[.A22]" table:style-name="ce3">
            <text:p>577741</text:p>
          </table:table-cell>
          <table:table-cell office:value-type="float" office:value="577746" table:formula="of:=3+15+2*[.A22]" table:style-name="ce3">
            <text:p>577746</text:p>
          </table:table-cell>
          <table:table-cell office:value-type="float" office:value="577751" table:formula="of:=3+20+2*[.A22]" table:style-name="ce3">
            <text:p>577751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632108" table:formula="of:=3+5+2*[.A23]" table:style-name="ce3">
            <text:p>632108</text:p>
          </table:table-cell>
          <table:table-cell office:value-type="float" office:value="632113" table:formula="of:=3+10+2*[.A23]" table:style-name="ce3">
            <text:p>632113</text:p>
          </table:table-cell>
          <table:table-cell office:value-type="float" office:value="632118" table:formula="of:=3+15+2*[.A23]" table:style-name="ce3">
            <text:p>632118</text:p>
          </table:table-cell>
          <table:table-cell office:value-type="float" office:value="632123" table:formula="of:=3+20+2*[.A23]" table:style-name="ce3">
            <text:p>632123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1080008" table:formula="of:=3+5+2*[.A24]" table:style-name="ce3">
            <text:p>1080008</text:p>
          </table:table-cell>
          <table:table-cell office:value-type="float" office:value="1080013" table:formula="of:=3+10+2*[.A24]" table:style-name="ce3">
            <text:p>1080013</text:p>
          </table:table-cell>
          <table:table-cell office:value-type="float" office:value="1080018" table:formula="of:=3+15+2*[.A24]" table:style-name="ce3">
            <text:p>1080018</text:p>
          </table:table-cell>
          <table:table-cell office:value-type="float" office:value="1080023" table:formula="of:=3+20+2*[.A24]" table:style-name="ce3">
            <text:p>1080023</text:p>
          </table:table-cell>
          <table:table-cell office:value-type="string" table:style-name="ce5">
            <text:p>colocar formula de c(n,k) no bloco de incializaçã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usto (norma L1)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117869.875" table:formula="of:=0.125*[.B4]+0.25*[.B12]+0.625*[.B20]" table:style-name="ce6">
            <text:p>117869,9</text:p>
          </table:table-cell>
          <table:table-cell office:value-type="float" office:value="117877.375" table:formula="of:=0.125*[.C4]+0.25*[.C12]+0.625*[.C20]" table:style-name="ce6">
            <text:p>117877,4</text:p>
          </table:table-cell>
          <table:table-cell office:value-type="float" office:value="117884.875" table:formula="of:=0.125*[.D4]+0.25*[.D12]+0.625*[.D20]" table:style-name="ce6">
            <text:p>117884,9</text:p>
          </table:table-cell>
          <table:table-cell office:value-type="float" office:value="117892.375" table:formula="of:=0.125*[.E4]+0.25*[.E12]+0.625*[.E20]" table:style-name="ce6">
            <text:p>117892,4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394516.875" table:formula="of:=0.125*[.B5]+0.25*[.B13]+0.625*[.B21]" table:style-name="ce6">
            <text:p>394516,9</text:p>
          </table:table-cell>
          <table:table-cell office:value-type="float" office:value="394524.375" table:formula="of:=0.125*[.C5]+0.25*[.C13]+0.625*[.C21]" table:style-name="ce6">
            <text:p>394524,4</text:p>
          </table:table-cell>
          <table:table-cell office:value-type="float" office:value="394531.875" table:formula="of:=0.125*[.D5]+0.25*[.D13]+0.625*[.D21]" table:style-name="ce6">
            <text:p>394531,9</text:p>
          </table:table-cell>
          <table:table-cell office:value-type="float" office:value="394539.375" table:formula="of:=0.125*[.E5]+0.25*[.E13]+0.625*[.E21]" table:style-name="ce6">
            <text:p>394539,4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505522.875" table:formula="of:=0.125*[.B6]+0.25*[.B14]+0.625*[.B22]" table:style-name="ce6">
            <text:p>505522,9</text:p>
          </table:table-cell>
          <table:table-cell office:value-type="float" office:value="505530.375" table:formula="of:=0.125*[.C6]+0.25*[.C14]+0.625*[.C22]" table:style-name="ce6">
            <text:p>505530,4</text:p>
          </table:table-cell>
          <table:table-cell office:value-type="float" office:value="505537.875" table:formula="of:=0.125*[.D6]+0.25*[.D14]+0.625*[.D22]" table:style-name="ce6">
            <text:p>505537,9</text:p>
          </table:table-cell>
          <table:table-cell office:value-type="float" office:value="505545.375" table:formula="of:=0.125*[.E6]+0.25*[.E14]+0.625*[.E22]" table:style-name="ce6">
            <text:p>505545,4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553098.375" table:formula="of:=0.125*[.B7]+0.25*[.B15]+0.625*[.B23]" table:style-name="ce6">
            <text:p>553098,4</text:p>
          </table:table-cell>
          <table:table-cell office:value-type="float" office:value="553105.875" table:formula="of:=0.125*[.C7]+0.25*[.C15]+0.625*[.C23]" table:style-name="ce6">
            <text:p>553105,9</text:p>
          </table:table-cell>
          <table:table-cell office:value-type="float" office:value="553113.375" table:formula="of:=0.125*[.D7]+0.25*[.D15]+0.625*[.D23]" table:style-name="ce6">
            <text:p>553113,4</text:p>
          </table:table-cell>
          <table:table-cell office:value-type="float" office:value="553120.875" table:formula="of:=0.125*[.E7]+0.25*[.E15]+0.625*[.E23]" table:style-name="ce6">
            <text:p>553120,9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945010.875" table:formula="of:=0.125*[.B8]+0.25*[.B16]+0.625*[.B24]" table:style-name="ce6">
            <text:p>945010,9</text:p>
          </table:table-cell>
          <table:table-cell office:value-type="float" office:value="945018.375" table:formula="of:=0.125*[.C8]+0.25*[.C16]+0.625*[.C24]" table:style-name="ce6">
            <text:p>945018,4</text:p>
          </table:table-cell>
          <table:table-cell office:value-type="float" office:value="945025.875" table:formula="of:=0.125*[.D8]+0.25*[.D16]+0.625*[.D24]" table:style-name="ce6">
            <text:p>945025,9</text:p>
          </table:table-cell>
          <table:table-cell office:value-type="float" office:value="945033.375" table:formula="of:=0.125*[.E8]+0.25*[.E16]+0.625*[.E24]" table:style-name="ce6">
            <text:p>945033,4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MFLOP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0.94295899999999999" table:formula="of:=((0.125*[.B4]+0.25*[.B12]+0.625*[.B20])*8)/1000000" table:style-name="ce6">
            <text:p>0,9</text:p>
          </table:table-cell>
          <table:table-cell office:value-type="float" office:value="0.94301900000000005" table:formula="of:=((0.125*[.C4]+0.25*[.C12]+0.625*[.C20])*8)/1000000" table:style-name="ce6">
            <text:p>0,9</text:p>
          </table:table-cell>
          <table:table-cell office:value-type="float" office:value="0.943079" table:formula="of:=((0.125*[.D4]+0.25*[.D12]+0.625*[.D20])*8)/1000000" table:style-name="ce6">
            <text:p>0,9</text:p>
          </table:table-cell>
          <table:table-cell office:value-type="float" office:value="0.94313899999999995" table:formula="of:=((0.125*[.E4]+0.25*[.E12]+0.625*[.E20])*8)/1000000" table:style-name="ce6">
            <text:p>0,9</text:p>
          </table:table-cell>
          <table:table-cell table:number-columns-repeated="16379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3.1561349999999999" table:formula="of:=((0.125*[.B5]+0.25*[.B13]+0.625*[.B21])*8)/1000000" table:style-name="ce6">
            <text:p>3,2</text:p>
          </table:table-cell>
          <table:table-cell office:value-type="float" office:value="3.1561949999999999" table:formula="of:=((0.125*[.C5]+0.25*[.C13]+0.625*[.C21])*8)/1000000" table:style-name="ce6">
            <text:p>3,2</text:p>
          </table:table-cell>
          <table:table-cell office:value-type="float" office:value="3.1562549999999998" table:formula="of:=((0.125*[.D5]+0.25*[.D13]+0.625*[.D21])*8)/1000000" table:style-name="ce6">
            <text:p>3,2</text:p>
          </table:table-cell>
          <table:table-cell office:value-type="float" office:value="3.1563150000000002" table:formula="of:=((0.125*[.E5]+0.25*[.E13]+0.625*[.E21])*8)/1000000" table:style-name="ce6">
            <text:p>3,2</text:p>
          </table:table-cell>
          <table:table-cell table:number-columns-repeated="16379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4.0441830000000003" table:formula="of:=((0.125*[.B6]+0.25*[.B14]+0.625*[.B22])*8)/1000000" table:style-name="ce6">
            <text:p>4,0</text:p>
          </table:table-cell>
          <table:table-cell office:value-type="float" office:value="4.0442429999999998" table:formula="of:=((0.125*[.C6]+0.25*[.C14]+0.625*[.C22])*8)/1000000" table:style-name="ce6">
            <text:p>4,0</text:p>
          </table:table-cell>
          <table:table-cell office:value-type="float" office:value="4.0443030000000002" table:formula="of:=((0.125*[.D6]+0.25*[.D14]+0.625*[.D22])*8)/1000000" table:style-name="ce6">
            <text:p>4,0</text:p>
          </table:table-cell>
          <table:table-cell office:value-type="float" office:value="4.0443629999999997" table:formula="of:=((0.125*[.E6]+0.25*[.E14]+0.625*[.E22])*8)/1000000" table:style-name="ce6">
            <text:p>4,0</text:p>
          </table:table-cell>
          <table:table-cell table:number-columns-repeated="16379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4.4247870000000002" table:formula="of:=((0.125*[.B7]+0.25*[.B15]+0.625*[.B23])*8)/1000000" table:style-name="ce6">
            <text:p>4,4</text:p>
          </table:table-cell>
          <table:table-cell office:value-type="float" office:value="4.4248469999999998" table:formula="of:=((0.125*[.C7]+0.25*[.C15]+0.625*[.C23])*8)/1000000" table:style-name="ce6">
            <text:p>4,4</text:p>
          </table:table-cell>
          <table:table-cell office:value-type="float" office:value="4.4249070000000001" table:formula="of:=((0.125*[.D7]+0.25*[.D15]+0.625*[.D23])*8)/1000000" table:style-name="ce6">
            <text:p>4,4</text:p>
          </table:table-cell>
          <table:table-cell office:value-type="float" office:value="4.4249669999999997" table:formula="of:=((0.125*[.E7]+0.25*[.E15]+0.625*[.E23])*8)/1000000" table:style-name="ce6">
            <text:p>4,4</text:p>
          </table:table-cell>
          <table:table-cell table:number-columns-repeated="16379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7.5600870000000002" table:formula="of:=((0.125*[.B8]+0.25*[.B16]+0.625*[.B24])*8)/1000000" table:style-name="ce6">
            <text:p>7,6</text:p>
          </table:table-cell>
          <table:table-cell office:value-type="float" office:value="7.5601469999999997" table:formula="of:=((0.125*[.C8]+0.25*[.C16]+0.625*[.C24])*8)/1000000" table:style-name="ce6">
            <text:p>7,6</text:p>
          </table:table-cell>
          <table:table-cell office:value-type="float" office:value="7.5602070000000001" table:formula="of:=((0.125*[.D8]+0.25*[.D16]+0.625*[.D24])*8)/1000000" table:style-name="ce6">
            <text:p>7,6</text:p>
          </table:table-cell>
          <table:table-cell office:value-type="float" office:value="7.5602669999999996" table:formula="of:=((0.125*[.E8]+0.25*[.E16]+0.625*[.E24])*8)/1000000" table:style-name="ce6">
            <text:p>7,6</text:p>
          </table:table-cell>
          <table:table-cell table:number-columns-repeated="16379"/>
        </table:table-row>
        <table:table-row table:number-rows-repeated="8" table:style-name="ro1">
          <table:table-cell table:number-columns-repeated="16384" table:style-name="ce3"/>
        </table:table-row>
        <table:table-row table:number-rows-repeated="32" table:style-name="ro1">
          <table:table-cell table:number-columns-repeated="16384"/>
        </table:table-row>
        <table:table-row table:number-rows-repeated="14" table:style-name="ro1">
          <table:table-cell table:number-columns-repeated="16384" table:style-name="ce3"/>
        </table:table-row>
        <table:table-row table:number-rows-repeated="906" table:style-name="ro1">
          <table:table-cell table:style-name="ce7"/>
          <table:table-cell table:number-columns-repeated="16383"/>
        </table:table-row>
        <table:table-row table:number-rows-repeated="1047576" table:style-name="ro2">
          <table:table-cell table:number-columns-repeated="16384"/>
        </table:table-row>
      </table:table>
      <table:table table:name="iterativo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0" table:default-cell-style-name="ce3"/>
        <table:table-column table:style-name="co2" table:number-columns-repeated="16358" table:default-cell-style-name="ce3"/>
        <table:table-row table:style-name="ro1">
          <table:table-cell office:value-type="string" table:style-name="ce2">
            <text:p>atribui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8418570" table:formula="of:=4+6+12*5+25*[.A4]*5" table:style-name="ce3">
            <text:p>8418570</text:p>
          </table:table-cell>
          <table:table-cell office:value-type="float" office:value="16837130" table:formula="of:=4+6+12*10+25*[.A4]*10" table:style-name="ce3">
            <text:p>16837130</text:p>
          </table:table-cell>
          <table:table-cell office:value-type="float" office:value="25255690" table:formula="of:=4+6+12*15+25*[.A4]*15" table:style-name="ce3">
            <text:p>25255690</text:p>
          </table:table-cell>
          <table:table-cell office:value-type="float" office:value="33674250" table:formula="of:=4+6+12*20+25*[.A4]*20" table:style-name="ce3">
            <text:p>33674250</text:p>
          </table:table-cell>
          <table:table-cell office:value-type="string" table:style-name="ce5">
            <text:p>'colocar formula de a(n,k) no bloco iterativo</text:p>
          </table:table-cell>
          <table:table-cell table:style-name="ce3">
            <draw:frame draw:z-index="1" draw:id="id2" draw:style-name="a2" draw:name="Gráfico 1" svg:x="0.11458in" svg:y="0.04167in" svg:width="4.8866in" svg:height="4.476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28179070" table:formula="of:=4+6+12*5+25*[.A5]*5" table:style-name="ce3">
            <text:p>28179070</text:p>
          </table:table-cell>
          <table:table-cell office:value-type="float" office:value="56358130" table:formula="of:=4+6+12*10+25*[.A5]*10" table:style-name="ce3">
            <text:p>56358130</text:p>
          </table:table-cell>
          <table:table-cell office:value-type="float" office:value="84537190" table:formula="of:=4+6+12*15+25*[.A5]*15" table:style-name="ce3">
            <text:p>84537190</text:p>
          </table:table-cell>
          <table:table-cell office:value-type="float" office:value="112716250" table:formula="of:=4+6+12*20+25*[.A5]*20" table:style-name="ce3">
            <text:p>112716250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36108070" table:formula="of:=4+6+12*5+25*[.A6]*5" table:style-name="ce3">
            <text:p>36108070</text:p>
          </table:table-cell>
          <table:table-cell office:value-type="float" office:value="72216130" table:formula="of:=4+6+12*10+25*[.A6]*10" table:style-name="ce3">
            <text:p>72216130</text:p>
          </table:table-cell>
          <table:table-cell office:value-type="float" office:value="108324190" table:formula="of:=4+6+12*15+25*[.A6]*15" table:style-name="ce3">
            <text:p>108324190</text:p>
          </table:table-cell>
          <table:table-cell office:value-type="float" office:value="144432250" table:formula="of:=4+6+12*20+25*[.A6]*20" table:style-name="ce3">
            <text:p>144432250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39506320" table:formula="of:=4+6+12*5+25*[.A7]*5" table:style-name="ce3">
            <text:p>39506320</text:p>
          </table:table-cell>
          <table:table-cell office:value-type="float" office:value="79012630" table:formula="of:=4+6+12*10+25*[.A7]*10" table:style-name="ce3">
            <text:p>79012630</text:p>
          </table:table-cell>
          <table:table-cell office:value-type="float" office:value="118518940" table:formula="of:=4+6+12*15+25*[.A7]*15" table:style-name="ce3">
            <text:p>118518940</text:p>
          </table:table-cell>
          <table:table-cell office:value-type="float" office:value="158025250" table:formula="of:=4+6+12*20+25*[.A7]*20" table:style-name="ce3">
            <text:p>158025250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67500070" table:formula="of:=4+6+12*5+25*[.A8]*5" table:style-name="ce3">
            <text:p>67500070</text:p>
          </table:table-cell>
          <table:table-cell office:value-type="float" office:value="135000130" table:formula="of:=4+6+12*10+25*[.A8]*10" table:style-name="ce3">
            <text:p>135000130</text:p>
          </table:table-cell>
          <table:table-cell office:value-type="float" office:value="202500190" table:formula="of:=4+6+12*15+25*[.A8]*15" table:style-name="ce3">
            <text:p>202500190</text:p>
          </table:table-cell>
          <table:table-cell office:value-type="float" office:value="270000250" table:formula="of:=4+6+12*20+25*[.A8]*20" table:style-name="ce3">
            <text:p>27000025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opera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style-name="ce4">
            <text:p>K</text:p>
          </table:table-cell>
          <table:table-cell table:number-columns-repeated="3" table:style-name="ce4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5118470" table:formula="of:=2+[.A12]+4*5+15*[.A12]*5" table:style-name="ce3">
            <text:p>5118470</text:p>
          </table:table-cell>
          <table:table-cell office:value-type="float" office:value="10169590" table:formula="of:=2+[.A12]+4*10+15*[.A12]*10" table:style-name="ce3">
            <text:p>10169590</text:p>
          </table:table-cell>
          <table:table-cell office:value-type="float" office:value="10169570" table:formula="of:=2+[.A12]+4*5+15*[.A12]*10" table:style-name="ce3">
            <text:p>10169570</text:p>
          </table:table-cell>
          <table:table-cell office:value-type="float" office:value="27006570" table:formula="of:=2+[.A12]+4*5+20*[.A12]*20" table:style-name="ce9">
            <text:p>27006570,0</text:p>
          </table:table-cell>
          <table:table-cell office:value-type="string" table:style-name="ce5">
            <text:p>colocar formula de o(n,k) no bloco iterativo</text:p>
          </table:table-cell>
          <table:table-cell table:number-columns-repeated="16378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17132854" table:formula="of:=2+[.A13]+4*5+15*[.A13]*5" table:style-name="ce3">
            <text:p>17132854</text:p>
          </table:table-cell>
          <table:table-cell office:value-type="float" office:value="34040274" table:formula="of:=2+[.A13]+4*10+15*[.A13]*10" table:style-name="ce3">
            <text:p>34040274</text:p>
          </table:table-cell>
          <table:table-cell office:value-type="float" office:value="34040254" table:formula="of:=2+[.A13]+4*5+15*[.A13]*10" table:style-name="ce3">
            <text:p>34040254</text:p>
          </table:table-cell>
          <table:table-cell office:value-type="float" office:value="90398254" table:formula="of:=2+[.A13]+4*5+20*[.A13]*20" table:style-name="ce9">
            <text:p>90398254,0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21953686" table:formula="of:=2+[.A14]+4*5+15*[.A14]*5" table:style-name="ce3">
            <text:p>21953686</text:p>
          </table:table-cell>
          <table:table-cell office:value-type="float" office:value="43618506" table:formula="of:=2+[.A14]+4*10+15*[.A14]*10" table:style-name="ce3">
            <text:p>43618506</text:p>
          </table:table-cell>
          <table:table-cell office:value-type="float" office:value="43618486" table:formula="of:=2+[.A14]+4*5+15*[.A14]*10" table:style-name="ce3">
            <text:p>43618486</text:p>
          </table:table-cell>
          <table:table-cell office:value-type="float" office:value="115834486" table:formula="of:=2+[.A14]+4*5+20*[.A14]*20" table:style-name="ce9">
            <text:p>115834486,0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24019822" table:formula="of:=2+[.A15]+4*5+15*[.A15]*5" table:style-name="ce3">
            <text:p>24019822</text:p>
          </table:table-cell>
          <table:table-cell office:value-type="float" office:value="47723592" table:formula="of:=2+[.A15]+4*10+15*[.A15]*10" table:style-name="ce3">
            <text:p>47723592</text:p>
          </table:table-cell>
          <table:table-cell office:value-type="float" office:value="47723572" table:formula="of:=2+[.A15]+4*5+15*[.A15]*10" table:style-name="ce3">
            <text:p>47723572</text:p>
          </table:table-cell>
          <table:table-cell office:value-type="float" office:value="126736072" table:formula="of:=2+[.A15]+4*5+20*[.A15]*20" table:style-name="ce9">
            <text:p>126736072,0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41040022" table:formula="of:=2+[.A16]+4*5+15*[.A16]*5" table:style-name="ce3">
            <text:p>41040022</text:p>
          </table:table-cell>
          <table:table-cell office:value-type="float" office:value="81540042" table:formula="of:=2+[.A16]+4*10+15*[.A16]*10" table:style-name="ce3">
            <text:p>81540042</text:p>
          </table:table-cell>
          <table:table-cell office:value-type="float" office:value="81540022" table:formula="of:=2+[.A16]+4*5+15*[.A16]*10" table:style-name="ce3">
            <text:p>81540022</text:p>
          </table:table-cell>
          <table:table-cell office:value-type="float" office:value="216540022" table:formula="of:=2+[.A16]+4*5+20*[.A16]*20" table:style-name="ce9">
            <text:p>216540022,0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comparaçõe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1549023" table:formula="of:=4+3*[.A20]+3*5+4*[.A20]*5" table:style-name="ce3">
            <text:p>1549023</text:p>
          </table:table-cell>
          <table:table-cell office:value-type="float" office:value="2895998" table:formula="of:=4+3*[.A20]+3*10+4*[.A20]*10" table:style-name="ce3">
            <text:p>2895998</text:p>
          </table:table-cell>
          <table:table-cell office:value-type="float" office:value="4242973" table:formula="of:=4+3*[.A20]+3*15+4*[.A20]*15" table:style-name="ce3">
            <text:p>4242973</text:p>
          </table:table-cell>
          <table:table-cell office:value-type="float" office:value="5589948" table:formula="of:=4+3*[.A20]+3*20+4*[.A20]*20" table:style-name="ce3">
            <text:p>5589948</text:p>
          </table:table-cell>
          <table:table-cell office:value-type="string" table:style-name="ce5">
            <text:p>colocar formula de c(n,k) no bloco iterativo</text:p>
          </table:table-cell>
          <table:table-cell table:number-columns-repeated="16378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5184955" table:formula="of:=4+3*[.A21]+3*5+4*[.A21]*5" table:style-name="ce3">
            <text:p>5184955</text:p>
          </table:table-cell>
          <table:table-cell office:value-type="float" office:value="9693610" table:formula="of:=4+3*[.A21]+3*10+4*[.A21]*10" table:style-name="ce3">
            <text:p>9693610</text:p>
          </table:table-cell>
          <table:table-cell office:value-type="float" office:value="14202265" table:formula="of:=4+3*[.A21]+3*15+4*[.A21]*15" table:style-name="ce3">
            <text:p>14202265</text:p>
          </table:table-cell>
          <table:table-cell office:value-type="float" office:value="18710920" table:formula="of:=4+3*[.A21]+3*20+4*[.A21]*20" table:style-name="ce3">
            <text:p>18710920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6643891" table:formula="of:=4+3*[.A22]+3*5+4*[.A22]*5" table:style-name="ce3">
            <text:p>6643891</text:p>
          </table:table-cell>
          <table:table-cell office:value-type="float" office:value="12421186" table:formula="of:=4+3*[.A22]+3*10+4*[.A22]*10" table:style-name="ce3">
            <text:p>12421186</text:p>
          </table:table-cell>
          <table:table-cell office:value-type="float" office:value="18198481" table:formula="of:=4+3*[.A22]+3*15+4*[.A22]*15" table:style-name="ce3">
            <text:p>18198481</text:p>
          </table:table-cell>
          <table:table-cell office:value-type="float" office:value="23975776" table:formula="of:=4+3*[.A22]+3*20+4*[.A22]*20" table:style-name="ce3">
            <text:p>23975776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7269169" table:formula="of:=4+3*[.A23]+3*5+4*[.A23]*5" table:style-name="ce3">
            <text:p>7269169</text:p>
          </table:table-cell>
          <table:table-cell office:value-type="float" office:value="13590184" table:formula="of:=4+3*[.A23]+3*10+4*[.A23]*10" table:style-name="ce3">
            <text:p>13590184</text:p>
          </table:table-cell>
          <table:table-cell office:value-type="float" office:value="19911199" table:formula="of:=4+3*[.A23]+3*15+4*[.A23]*15" table:style-name="ce3">
            <text:p>19911199</text:p>
          </table:table-cell>
          <table:table-cell office:value-type="float" office:value="26232214" table:formula="of:=4+3*[.A23]+3*20+4*[.A23]*20" table:style-name="ce3">
            <text:p>26232214</text:p>
          </table:table-cell>
          <table:table-cell table:number-columns-repeated="16379" table:style-name="ce3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12420019" table:formula="of:=4+3*[.A24]+3*5+4*[.A24]*5" table:style-name="ce3">
            <text:p>12420019</text:p>
          </table:table-cell>
          <table:table-cell office:value-type="float" office:value="23220034" table:formula="of:=4+3*[.A24]+3*10+4*[.A24]*10" table:style-name="ce3">
            <text:p>23220034</text:p>
          </table:table-cell>
          <table:table-cell office:value-type="float" office:value="34020049" table:formula="of:=4+3*[.A24]+3*15+4*[.A24]*15" table:style-name="ce3">
            <text:p>34020049</text:p>
          </table:table-cell>
          <table:table-cell office:value-type="float" office:value="44820064" table:formula="of:=4+3*[.A24]+3*20+4*[.A24]*20" table:style-name="ce3">
            <text:p>44820064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Custo (norma L1)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 table:style-name="ce3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 table:style-name="ce3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3300078.125" table:formula="of:=0.125*[.B4]+0.25*[.B12]+0.625*[.B20]" table:style-name="ce6">
            <text:p>3300078,1</text:p>
          </table:table-cell>
          <table:table-cell office:value-type="float" office:value="6457037.5" table:formula="of:=0.125*[.C4]+0.25*[.C12]+0.625*[.C20]" table:style-name="ce6">
            <text:p>6457037,5</text:p>
          </table:table-cell>
          <table:table-cell office:value-type="float" office:value="8351211.875" table:formula="of:=0.125*[.D4]+0.25*[.D12]+0.625*[.D20]" table:style-name="ce6">
            <text:p>8351211,9</text:p>
          </table:table-cell>
          <table:table-cell office:value-type="float" office:value="14454641.25" table:formula="of:=0.125*[.E4]+0.25*[.E12]+0.625*[.E20]" table:style-name="ce6">
            <text:p>14454641,3</text:p>
          </table:table-cell>
          <table:table-cell table:number-columns-repeated="16379" table:style-name="ce3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11046194.125" table:formula="of:=0.125*[.B5]+0.25*[.B13]+0.625*[.B21]" table:style-name="ce6">
            <text:p>11046194,1</text:p>
          </table:table-cell>
          <table:table-cell office:value-type="float" office:value="21613341" table:formula="of:=0.125*[.C5]+0.25*[.C13]+0.625*[.C21]" table:style-name="ce6">
            <text:p>21613341,0</text:p>
          </table:table-cell>
          <table:table-cell office:value-type="float" office:value="27953627.875" table:formula="of:=0.125*[.D5]+0.25*[.D13]+0.625*[.D21]" table:style-name="ce6">
            <text:p>27953627,9</text:p>
          </table:table-cell>
          <table:table-cell office:value-type="float" office:value="48383419.75" table:formula="of:=0.125*[.E5]+0.25*[.E13]+0.625*[.E21]" table:style-name="ce6">
            <text:p>48383419,8</text:p>
          </table:table-cell>
          <table:table-cell table:number-columns-repeated="16379" table:style-name="ce3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14154362.125" table:formula="of:=0.125*[.B6]+0.25*[.B14]+0.625*[.B22]" table:style-name="ce6">
            <text:p>14154362,1</text:p>
          </table:table-cell>
          <table:table-cell office:value-type="float" office:value="27694884" table:formula="of:=0.125*[.C6]+0.25*[.C14]+0.625*[.C22]" table:style-name="ce6">
            <text:p>27694884,0</text:p>
          </table:table-cell>
          <table:table-cell office:value-type="float" office:value="35819195.875" table:formula="of:=0.125*[.D6]+0.25*[.D14]+0.625*[.D22]" table:style-name="ce6">
            <text:p>35819195,9</text:p>
          </table:table-cell>
          <table:table-cell office:value-type="float" office:value="61997512.75" table:formula="of:=0.125*[.E6]+0.25*[.E14]+0.625*[.E22]" table:style-name="ce6">
            <text:p>61997512,8</text:p>
          </table:table-cell>
          <table:table-cell table:number-columns-repeated="16379" table:style-name="ce3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15486476.125" table:formula="of:=0.125*[.B7]+0.25*[.B15]+0.625*[.B23]" table:style-name="ce6">
            <text:p>15486476,1</text:p>
          </table:table-cell>
          <table:table-cell office:value-type="float" office:value="30301341.75" table:formula="of:=0.125*[.C7]+0.25*[.C15]+0.625*[.C23]" table:style-name="ce6">
            <text:p>30301341,8</text:p>
          </table:table-cell>
          <table:table-cell office:value-type="float" office:value="39190259.875" table:formula="of:=0.125*[.D7]+0.25*[.D15]+0.625*[.D23]" table:style-name="ce6">
            <text:p>39190259,9</text:p>
          </table:table-cell>
          <table:table-cell office:value-type="float" office:value="67832308" table:formula="of:=0.125*[.E7]+0.25*[.E15]+0.625*[.E23]" table:style-name="ce6">
            <text:p>67832308,0</text:p>
          </table:table-cell>
          <table:table-cell table:number-columns-repeated="2" table:style-name="ce3"/>
          <table:table-cell table:style-name="ce3">
            <draw:frame draw:z-index="2" draw:id="id3" draw:style-name="a3" draw:name="Gráfico 2" svg:x="0.38542in" svg:y="0.0625in" svg:width="4.8736in" svg:height="4.5724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26460026.125" table:formula="of:=0.125*[.B8]+0.25*[.B16]+0.625*[.B24]" table:style-name="ce6">
            <text:p>26460026,1</text:p>
          </table:table-cell>
          <table:table-cell office:value-type="float" office:value="51772548" table:formula="of:=0.125*[.C8]+0.25*[.C16]+0.625*[.C24]" table:style-name="ce6">
            <text:p>51772548,0</text:p>
          </table:table-cell>
          <table:table-cell office:value-type="float" office:value="66960059.875" table:formula="of:=0.125*[.D8]+0.25*[.D16]+0.625*[.D24]" table:style-name="ce6">
            <text:p>66960059,9</text:p>
          </table:table-cell>
          <table:table-cell office:value-type="float" office:value="115897576.75" table:formula="of:=0.125*[.E8]+0.25*[.E16]+0.625*[.E24]" table:style-name="ce6">
            <text:p>115897576,8</text:p>
          </table:table-cell>
          <table:table-cell table:number-columns-repeated="16379" table:style-name="ce3"/>
        </table:table-row>
        <table:table-row table:style-name="ro1">
          <table:table-cell office:value-type="string" table:style-name="ce2">
            <text:p>MFLOPS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office:value-type="string" table:number-columns-spanned="4" table:number-rows-spanned="1" table:style-name="ce8">
            <text:p>K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4">
            <text:p>n</text:p>
          </table:table-cell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table:number-columns-repeated="16379"/>
        </table:table-row>
        <table:table-row table:style-name="ro1">
          <table:table-cell office:value-type="float" office:value="67348" table:style-name="ce4">
            <text:p>67348</text:p>
          </table:table-cell>
          <table:table-cell office:value-type="float" office:value="26.400625000000002" table:formula="of:=((0.125*[.B4]+0.25*[.B12]+0.625*[.B20])*8)/1000000" table:style-name="ce6">
            <text:p>26,4</text:p>
          </table:table-cell>
          <table:table-cell office:value-type="float" office:value="51.656300000000002" table:formula="of:=((0.125*[.C4]+0.25*[.C12]+0.625*[.C20])*8)/1000000" table:style-name="ce6">
            <text:p>51,7</text:p>
          </table:table-cell>
          <table:table-cell office:value-type="float" office:value="66.809695000000005" table:formula="of:=((0.125*[.D4]+0.25*[.D12]+0.625*[.D20])*8)/1000000" table:style-name="ce6">
            <text:p>66,8</text:p>
          </table:table-cell>
          <table:table-cell office:value-type="float" office:value="115.63713" table:formula="of:=((0.125*[.E4]+0.25*[.E12]+0.625*[.E20])*8)/1000000" table:style-name="ce6">
            <text:p>115,6</text:p>
          </table:table-cell>
          <table:table-cell table:number-columns-repeated="16379"/>
        </table:table-row>
        <table:table-row table:style-name="ro1">
          <table:table-cell office:value-type="float" office:value="225432" table:style-name="ce4">
            <text:p>225432</text:p>
          </table:table-cell>
          <table:table-cell office:value-type="float" office:value="88.369552999999996" table:formula="of:=((0.125*[.B5]+0.25*[.B13]+0.625*[.B21])*8)/1000000" table:style-name="ce6">
            <text:p>88,4</text:p>
          </table:table-cell>
          <table:table-cell office:value-type="float" office:value="172.90672799999999" table:formula="of:=((0.125*[.C5]+0.25*[.C13]+0.625*[.C21])*8)/1000000" table:style-name="ce6">
            <text:p>172,9</text:p>
          </table:table-cell>
          <table:table-cell office:value-type="float" office:value="223.62902299999999" table:formula="of:=((0.125*[.D5]+0.25*[.D13]+0.625*[.D21])*8)/1000000" table:style-name="ce6">
            <text:p>223,6</text:p>
          </table:table-cell>
          <table:table-cell office:value-type="float" office:value="387.06735800000001" table:formula="of:=((0.125*[.E5]+0.25*[.E13]+0.625*[.E21])*8)/1000000" table:style-name="ce6">
            <text:p>387,1</text:p>
          </table:table-cell>
          <table:table-cell table:number-columns-repeated="16379"/>
        </table:table-row>
        <table:table-row table:style-name="ro1">
          <table:table-cell office:value-type="float" office:value="288864" table:style-name="ce4">
            <text:p>288864</text:p>
          </table:table-cell>
          <table:table-cell office:value-type="float" office:value="113.234897" table:formula="of:=((0.125*[.B6]+0.25*[.B14]+0.625*[.B22])*8)/1000000" table:style-name="ce6">
            <text:p>113,2</text:p>
          </table:table-cell>
          <table:table-cell office:value-type="float" office:value="221.55907199999999" table:formula="of:=((0.125*[.C6]+0.25*[.C14]+0.625*[.C22])*8)/1000000" table:style-name="ce6">
            <text:p>221,6</text:p>
          </table:table-cell>
          <table:table-cell office:value-type="float" office:value="286.55356699999999" table:formula="of:=((0.125*[.D6]+0.25*[.D14]+0.625*[.D22])*8)/1000000" table:style-name="ce6">
            <text:p>286,6</text:p>
          </table:table-cell>
          <table:table-cell office:value-type="float" office:value="495.98010199999999" table:formula="of:=((0.125*[.E6]+0.25*[.E14]+0.625*[.E22])*8)/1000000" table:style-name="ce6">
            <text:p>496,0</text:p>
          </table:table-cell>
          <table:table-cell table:number-columns-repeated="16379"/>
        </table:table-row>
        <table:table-row table:style-name="ro1">
          <table:table-cell office:value-type="float" office:value="316050" table:style-name="ce4">
            <text:p>316050</text:p>
          </table:table-cell>
          <table:table-cell office:value-type="float" office:value="123.89180899999999" table:formula="of:=((0.125*[.B7]+0.25*[.B15]+0.625*[.B23])*8)/1000000" table:style-name="ce6">
            <text:p>123,9</text:p>
          </table:table-cell>
          <table:table-cell office:value-type="float" office:value="242.41073399999999" table:formula="of:=((0.125*[.C7]+0.25*[.C15]+0.625*[.C23])*8)/1000000" table:style-name="ce6">
            <text:p>242,4</text:p>
          </table:table-cell>
          <table:table-cell office:value-type="float" office:value="313.52207900000002" table:formula="of:=((0.125*[.D7]+0.25*[.D15]+0.625*[.D23])*8)/1000000" table:style-name="ce6">
            <text:p>313,5</text:p>
          </table:table-cell>
          <table:table-cell office:value-type="float" office:value="542.65846399999998" table:formula="of:=((0.125*[.E7]+0.25*[.E15]+0.625*[.E23])*8)/1000000" table:style-name="ce6">
            <text:p>542,7</text:p>
          </table:table-cell>
          <table:table-cell table:number-columns-repeated="16379"/>
        </table:table-row>
        <table:table-row table:style-name="ro1">
          <table:table-cell office:value-type="float" office:value="540000" table:style-name="ce4">
            <text:p>540000</text:p>
          </table:table-cell>
          <table:table-cell office:value-type="float" office:value="211.68020899999999" table:formula="of:=((0.125*[.B8]+0.25*[.B16]+0.625*[.B24])*8)/1000000" table:style-name="ce6">
            <text:p>211,7</text:p>
          </table:table-cell>
          <table:table-cell office:value-type="float" office:value="414.180384" table:formula="of:=((0.125*[.C8]+0.25*[.C16]+0.625*[.C24])*8)/1000000" table:style-name="ce6">
            <text:p>414,2</text:p>
          </table:table-cell>
          <table:table-cell office:value-type="float" office:value="535.68047899999999" table:formula="of:=((0.125*[.D8]+0.25*[.D16]+0.625*[.D24])*8)/1000000" table:style-name="ce6">
            <text:p>535,7</text:p>
          </table:table-cell>
          <table:table-cell office:value-type="float" office:value="927.18061399999999" table:formula="of:=((0.125*[.E8]+0.25*[.E16]+0.625*[.E24])*8)/1000000" table:style-name="ce6">
            <text:p>927,2</text:p>
          </table:table-cell>
          <table:table-cell table:number-columns-repeated="16379"/>
        </table:table-row>
        <table:table-row table:number-rows-repeated="8" table:style-name="ro1">
          <table:table-cell table:number-columns-repeated="16384" table:style-name="ce3"/>
        </table:table-row>
        <table:table-row table:number-rows-repeated="32" table:style-name="ro1">
          <table:table-cell table:number-columns-repeated="16384"/>
        </table:table-row>
        <table:table-row table:number-rows-repeated="4" table:style-name="ro1">
          <table:table-cell table:number-columns-repeated="16384" table:style-name="ce3"/>
        </table:table-row>
        <table:table-row table:style-name="ro1">
          <table:table-cell table:style-name="ce10"/>
          <table:table-cell table:number-columns-repeated="16383"/>
        </table:table-row>
        <table:table-row table:number-rows-repeated="7" table:style-name="ro1">
          <table:table-cell table:number-columns-repeated="16384" table:style-name="ce3"/>
        </table:table-row>
        <table:table-row table:number-rows-repeated="908" table:style-name="ro1">
          <table:table-cell table:style-name="ce7"/>
          <table:table-cell table:number-columns-repeated="16383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José Cleiton Borges Correia</dc:creator>
    <meta:creation-date>2021-11-13T23:14:30Z</meta:creation-date>
    <dc:date>2021-11-22T01:59:3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9.2127559055118pt" svg:width="350.8991338582677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total (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 (número de clusters)</text:p>
            </chart:title>
          </chart:axis>
          <chart:series chart:values-cell-range-address="inicialização.$B$28:.$B$32" chart:class="chart:scatter" chart:attached-axis="primary-y" chart:style-name="G0S0">
            <chart:domain table:cell-range-address="inicialização.$B$27:.$E$27"/>
            <chart:data-point chart:repeated="4"/>
          </chart:series>
          <chart:series chart:values-cell-range-address="inicialização.$C$28:.$C$32" chart:class="chart:scatter" chart:attached-axis="primary-y" chart:style-name="G0S1">
            <chart:domain table:cell-range-address="inicialização.$B$27:.$E$27"/>
            <chart:data-point chart:repeated="4"/>
          </chart:series>
          <chart:series chart:values-cell-range-address="inicialização.$D$28:.$D$32" chart:class="chart:scatter" chart:attached-axis="primary-y" chart:style-name="G0S2">
            <chart:domain table:cell-range-address="inicialização.$B$27:.$E$27"/>
            <chart:data-point chart:repeated="4"/>
          </chart:series>
          <chart:series chart:values-cell-range-address="inicialização.$E$28:.$E$32" chart:class="chart:scatter" chart:attached-axis="primary-y" chart:style-name="G0S3">
            <chart:domain table:cell-range-address="inicialização.$B$27:.$E$27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2.3295275590551pt" svg:width="351.8351968503937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(total 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(número de pixels)</text:p>
            </chart:title>
          </chart:axis>
          <chart:series chart:values-cell-range-address="inicialização.$B$28:.$B$32" chart:class="chart:scatter" chart:attached-axis="primary-y" chart:style-name="G0S0">
            <chart:domain table:cell-range-address="inicialização.$A$28:.$A$32"/>
            <chart:data-point chart:repeated="5"/>
          </chart:series>
          <chart:series chart:values-cell-range-address="inicialização.$C$28:.$C$32" chart:class="chart:scatter" chart:attached-axis="primary-y" chart:style-name="G0S1">
            <chart:domain table:cell-range-address="inicialização.$A$28:.$A$32"/>
            <chart:data-point chart:repeated="5"/>
          </chart:series>
          <chart:series chart:values-cell-range-address="inicialização.$D$28:.$D$32" chart:class="chart:scatter" chart:attached-axis="primary-y" chart:style-name="G0S2">
            <chart:domain table:cell-range-address="inicialização.$A$28:.$A$32"/>
            <chart:data-point chart:repeated="5"/>
          </chart:series>
          <chart:series chart:values-cell-range-address="inicialização.$E$28:.$E$32" chart:class="chart:scatter" chart:attached-axis="primary-y" chart:style-name="G0S3">
            <chart:domain table:cell-range-address="inicialização.$A$28:.$A$32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0778in" style:font-size-asian="0.10778in" style:font-size-complex="0.107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2.3295275590551pt" svg:width="351.8351968503937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(total 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 (número de pixels)</text:p>
            </chart:title>
          </chart:axis>
          <chart:series chart:values-cell-range-address="iterativo.$B$28:.$B$32" chart:class="chart:scatter" chart:attached-axis="primary-y" chart:style-name="G0S0">
            <chart:domain table:cell-range-address="iterativo.$A$28:.$A$32"/>
            <chart:data-point chart:repeated="5"/>
          </chart:series>
          <chart:series chart:values-cell-range-address="iterativo.$C$28:.$C$32" chart:class="chart:scatter" chart:attached-axis="primary-y" chart:style-name="G0S1">
            <chart:domain table:cell-range-address="iterativo.$A$28:.$A$32"/>
            <chart:data-point chart:repeated="5"/>
          </chart:series>
          <chart:series chart:values-cell-range-address="iterativo.$D$28:.$D$32" chart:class="chart:scatter" chart:attached-axis="primary-y" chart:style-name="G0S2">
            <chart:domain table:cell-range-address="iterativo.$A$28:.$A$32"/>
            <chart:data-point chart:repeated="5"/>
          </chart:series>
          <chart:series chart:values-cell-range-address="iterativo.$E$28:.$E$32" chart:class="chart:scatter" chart:attached-axis="primary-y" chart:style-name="G0S3">
            <chart:domain table:cell-range-address="iterativo.$A$28:.$A$32"/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G0S1">
      <style:chart-properties chart:symbol-type="automatic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automatic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9.2127559055118pt" svg:width="350.8991338582677pt" chart:style-name="Crt0">
        <chart:title chart:style-name="CT00">
          <text:p text:style-name="a0" text:class-names="" text:cond-style-name="">custo computacional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custo total (operaçõe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K (número de clusters)</text:p>
            </chart:title>
          </chart:axis>
          <chart:series chart:values-cell-range-address="iterativo.$B$28:.$B$32" chart:class="chart:scatter" chart:attached-axis="primary-y" chart:style-name="G0S0">
            <chart:domain table:cell-range-address="iterativo.$B$27:.$E$27"/>
            <chart:data-point chart:repeated="4"/>
          </chart:series>
          <chart:series chart:values-cell-range-address="iterativo.$C$28:.$C$32" chart:class="chart:scatter" chart:attached-axis="primary-y" chart:style-name="G0S1">
            <chart:domain table:cell-range-address="iterativo.$B$27:.$E$27"/>
            <chart:data-point chart:repeated="4"/>
          </chart:series>
          <chart:series chart:values-cell-range-address="iterativo.$D$28:.$D$32" chart:class="chart:scatter" chart:attached-axis="primary-y" chart:style-name="G0S2">
            <chart:domain table:cell-range-address="iterativo.$B$27:.$E$27"/>
            <chart:data-point chart:repeated="4"/>
          </chart:series>
          <chart:series chart:values-cell-range-address="iterativo.$E$28:.$E$32" chart:class="chart:scatter" chart:attached-axis="primary-y" chart:style-name="G0S3">
            <chart:domain table:cell-range-address="iterativo.$B$27:.$E$27"/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